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213" officeooo:paragraph-rsid="0004f213"/>
    </style:style>
    <style:style style:name="P2" style:family="paragraph" style:parent-style-name="Standard">
      <style:paragraph-properties fo:text-align="end" style:justify-single-word="false"/>
      <style:text-properties officeooo:rsid="0004f213" officeooo:paragraph-rsid="0004f213"/>
    </style:style>
    <style:style style:name="P3" style:family="paragraph" style:parent-style-name="Standard">
      <style:paragraph-properties fo:text-align="start" style:justify-single-word="false"/>
      <style:text-properties officeooo:rsid="0004f213" officeooo:paragraph-rsid="0004f213"/>
    </style:style>
    <style:style style:name="P4" style:family="paragraph" style:parent-style-name="Standard">
      <style:text-properties fo:font-size="18pt" fo:font-weight="bold" officeooo:rsid="0004f213" officeooo:paragraph-rsid="0004f213" style:font-size-asian="18pt" style:font-weight-asian="bold" style:font-size-complex="18pt" style:font-weight-complex="bold"/>
    </style:style>
    <style:style style:name="P5" style:family="paragraph" style:parent-style-name="Standard">
      <style:text-properties fo:font-size="15pt" officeooo:rsid="0004f213" officeooo:paragraph-rsid="0004f213" style:font-size-asian="15pt" style:font-size-complex="15pt"/>
    </style:style>
    <style:style style:name="P6" style:family="paragraph" style:parent-style-name="Standard">
      <style:text-properties fo:font-size="15pt" fo:font-style="italic" officeooo:rsid="0004f213" officeooo:paragraph-rsid="0004f213" style:font-size-asian="15pt" style:font-style-asian="italic" style:font-size-complex="15pt" style:font-style-complex="italic"/>
    </style:style>
    <style:style style:name="P7" style:family="paragraph" style:parent-style-name="Standard">
      <style:paragraph-properties fo:text-align="start" style:justify-single-word="false"/>
      <style:text-properties officeooo:rsid="00054a3c" officeooo:paragraph-rsid="00054a3c"/>
    </style:style>
    <style:style style:name="P8" style:family="paragraph" style:parent-style-name="Standard">
      <style:paragraph-properties fo:text-align="start" style:justify-single-word="false"/>
      <style:text-properties fo:font-weight="bold" officeooo:rsid="00054a3c" officeooo:paragraph-rsid="00054a3c" style:font-weight-asian="bold" style:font-weight-complex="bold"/>
    </style:style>
    <style:style style:name="P9" style:family="paragraph" style:parent-style-name="Standard">
      <style:paragraph-properties fo:text-align="start" style:justify-single-word="false"/>
      <style:text-properties fo:font-weight="bold" officeooo:rsid="00054a3c" officeooo:paragraph-rsid="0009c068" style:font-weight-asian="bold" style:font-weight-complex="bold"/>
    </style:style>
    <style:style style:name="P10" style:family="paragraph" style:parent-style-name="Standard">
      <style:paragraph-properties fo:text-align="start" style:justify-single-word="false"/>
      <style:text-properties fo:font-weight="bold" officeooo:rsid="00054a3c" officeooo:paragraph-rsid="000b1e59" style:font-weight-asian="bold" style:font-weight-complex="bold"/>
    </style:style>
    <style:style style:name="P11" style:family="paragraph" style:parent-style-name="Standard">
      <style:paragraph-properties fo:text-align="start" style:justify-single-word="false"/>
      <style:text-properties fo:font-weight="bold" officeooo:rsid="000be1f2" officeooo:paragraph-rsid="000be1f2" style:font-weight-asian="bold" style:font-weight-complex="bold"/>
    </style:style>
    <style:style style:name="P12" style:family="paragraph" style:parent-style-name="Standard">
      <style:paragraph-properties fo:text-align="start" style:justify-single-word="false"/>
      <style:text-properties fo:font-weight="bold" officeooo:rsid="000c6889" officeooo:paragraph-rsid="000c6889"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054a3c" officeooo:paragraph-rsid="00054a3c" style:font-weight-asian="bold" style:font-weight-complex="bold"/>
    </style:style>
    <style:style style:name="P14" style:family="paragraph" style:parent-style-name="Standard">
      <style:paragraph-properties fo:text-align="start" style:justify-single-word="false"/>
      <style:text-properties fo:font-weight="normal" officeooo:rsid="000734e5" officeooo:paragraph-rsid="0009c068" style:font-weight-asian="normal" style:font-weight-complex="normal"/>
    </style:style>
    <style:style style:name="P15" style:family="paragraph" style:parent-style-name="Standard">
      <style:paragraph-properties fo:text-align="start" style:justify-single-word="false" fo:break-before="page"/>
      <style:text-properties style:text-underline-style="solid" style:text-underline-width="auto" style:text-underline-color="font-color" fo:font-weight="bold" officeooo:rsid="0004f213" officeooo:paragraph-rsid="0004f213" style:font-weight-asian="bold" style:font-weight-complex="bold"/>
    </style:style>
    <style:style style:name="P16" style:family="paragraph" style:parent-style-name="Standard">
      <style:paragraph-properties fo:text-align="start" style:justify-single-word="false"/>
      <style:text-properties officeooo:rsid="0004f213" officeooo:paragraph-rsid="0004f213"/>
    </style:style>
    <style:style style:name="P17" style:family="paragraph" style:parent-style-name="Standard">
      <style:paragraph-properties fo:text-align="start" style:justify-single-word="false"/>
      <style:text-properties fo:font-weight="normal" officeooo:rsid="0008f029" officeooo:paragraph-rsid="0009c068" style:font-weight-asian="normal" style:font-weight-complex="normal"/>
    </style:style>
    <style:style style:name="P18" style:family="paragraph" style:parent-style-name="Standard">
      <style:paragraph-properties fo:text-align="start" style:justify-single-word="false"/>
      <style:text-properties fo:font-weight="normal" officeooo:rsid="000c6889" officeooo:paragraph-rsid="000c6889" style:font-weight-asian="normal" style:font-weight-complex="normal"/>
    </style:style>
    <style:style style:name="P19" style:family="paragraph" style:parent-style-name="Standard">
      <style:paragraph-properties fo:text-align="start" style:justify-single-word="false"/>
      <style:text-properties fo:font-weight="bold" officeooo:rsid="000be1f2" officeooo:paragraph-rsid="000be1f2" style:font-weight-asian="bold" style:font-weight-complex="bold"/>
    </style:style>
    <style:style style:name="P20" style:family="paragraph" style:parent-style-name="Standard" style:list-style-name="L2">
      <style:paragraph-properties fo:text-align="start" style:justify-single-word="false"/>
      <style:text-properties fo:font-weight="bold" officeooo:rsid="000e8b90" officeooo:paragraph-rsid="000e8b9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734e5" style:font-weight-asian="normal" style:font-weight-complex="normal"/>
    </style:style>
    <style:style style:name="T3" style:family="text">
      <style:text-properties fo:font-weight="normal" officeooo:rsid="0008f029" style:font-weight-asian="normal" style:font-weight-complex="normal"/>
    </style:style>
    <style:style style:name="T4" style:family="text">
      <style:text-properties fo:font-weight="normal" officeooo:rsid="0009c068" style:font-weight-asian="normal" style:font-weight-complex="normal"/>
    </style:style>
    <style:style style:name="T5" style:family="text">
      <style:text-properties fo:font-weight="normal" officeooo:rsid="000b1e59" style:font-weight-asian="normal" style:font-weight-complex="normal"/>
    </style:style>
    <style:style style:name="T6" style:family="text">
      <style:text-properties fo:font-weight="normal" officeooo:rsid="000be1f2" style:font-weight-asian="normal" style:font-weight-complex="normal"/>
    </style:style>
    <style:style style:name="T7" style:family="text">
      <style:text-properties fo:font-weight="normal" officeooo:rsid="000c6889" style:font-weight-asian="normal" style:font-weight-complex="normal"/>
    </style:style>
    <style:style style:name="T8" style:family="text">
      <style:text-properties fo:font-weight="normal" officeooo:rsid="000e8b90" style:font-weight-asian="normal" style:font-weight-complex="normal"/>
    </style:style>
    <style:style style:name="T9" style:family="text">
      <style:text-properties officeooo:rsid="000734e5"/>
    </style:style>
    <style:style style:name="T10" style:family="text">
      <style:text-properties officeooo:rsid="0008f029"/>
    </style:style>
    <style:style style:name="T11" style:family="text">
      <style:text-properties fo:font-weight="bold" officeooo:rsid="0008f029" style:font-weight-asian="bold" style:font-weight-complex="bold"/>
    </style:style>
    <style:style style:name="T12" style:family="text">
      <style:text-properties officeooo:rsid="0009c068"/>
    </style:style>
    <style:style style:name="T13" style:family="text">
      <style:text-properties officeooo:rsid="000b1e59"/>
    </style:style>
    <style:style style:name="T14" style:family="text">
      <style:text-properties officeooo:rsid="000be1f2"/>
    </style:style>
    <style:style style:name="T15" style:family="text">
      <style:text-properties officeooo:rsid="000c6889"/>
    </style:style>
    <style:style style:name="T16" style:family="text">
      <style:text-properties officeooo:rsid="000df3aa"/>
    </style:style>
    <style:style style:name="T17" style:family="text">
      <style:text-properties officeooo:rsid="000e5a29"/>
    </style:style>
    <style:style style:name="T18" style:family="text">
      <style:text-properties officeooo:rsid="000e8b90"/>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0c6889"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áctica 1</text:p>
      <text:p text:style-name="P6">Algoritmos y Estructuras de Datos II</text:p>
      <text:p text:style-name="P6"/>
      <text:p text:style-name="P5">Ejercicio 1</text:p>
      <text:p text:style-name="P1"/>
      <text:p text:style-name="P2">Jose Antonio Lorencio Abril</text:p>
      <text:p text:style-name="P2">Pablo Miralles González</text:p>
      <text:p text:style-name="P15">Diseño.</text:p>
      <text:p text:style-name="P3"/>
      <text:p text:style-name="P3">Si dividimos el problema en 2 subproblemas de tamaño <text:span text:style-name="T16">(</text:span>n/2<text:span text:style-name="T16">+m-1) <text:s/>y n/2 respectivamente</text:span>, asumiendo que recibimos la respuesta a ambos subproblemas, tendríamos que obtener la solución combinando ambas respuestas. <text:span text:style-name="T16">Al dividir el problema de la forma arriba descrita, la combinación no hace absolutamente nada, pues lo que sería la combinación lo metemos en el primer subproblema. Solo tendremos que comparar las ocurrencias que devuelven ambos subproblemas, y tomar aquella cadena que tenga más.</text:span></text:p>
      <text:p text:style-name="P3"/>
      <text:p text:style-name="P3">Por supuesto, para terminar el diseño del problema, necesitamos un algoritmo de resolución directa, el cual es bastante sencillo. Consiste en iterar sobre la cadena, <text:span text:style-name="T16">a partir del m-ésimo elemento. Al principio tenemos el número de letras iguales en las m primeras posiciones, y conforme avanzamos, restamos uno si el carácter que queda fuera del rango de m letras es igual en ambas cadenas, y sumamos uno si el carácter que añadimos es igual en ambas cadenas. Llevaremos un par de variables para guardar la posición y número de coincidencias de la mejor cadena hasta el momento.</text:span></text:p>
      <text:p text:style-name="P3"/>
      <text:p text:style-name="P7">Respecto a las estructuras de datos, utilizaremos la clase “pair” de C++, para que nuestra función devuelva <text:span text:style-name="T17">2</text:span> valores distintos: donde comienza <text:span text:style-name="T17">y cuantas ocurrencias tiene la cadena buscada.</text:span></text:p>
      <text:p text:style-name="P3"/>
      <text:p text:style-name="P13">Pseudocódigo</text:p>
      <text:p text:style-name="P8"/>
      <text:p text:style-name="P8">function<text:span text:style-name="T1"> </text:span><text:span text:style-name="T8">S</text:span><text:span text:style-name="T1">olucionDirecta</text:span>(var<text:span text:style-name="T1"> strA, strB : </text:span>String, <text:span text:style-name="T10">var </text:span><text:span text:style-name="T3">n,m </text:span><text:span text:style-name="T10">: integer </text:span>) : <text:span text:style-name="T9">Par(Integer, Integer)</text:span></text:p>
      <text:p text:style-name="P8">begin</text:p>
      <text:p text:style-name="P8"><text:tab/><text:span text:style-name="T3">pos</text:span><text:span text:style-name="T2"> := 1;</text:span></text:p>
      <text:p text:style-name="P8"><text:span text:style-name="T2"><text:tab/></text:span><text:span text:style-name="T3">cont := 0;</text:span></text:p>
      <text:p text:style-name="P8"><text:span text:style-name="T3"><text:tab/></text:span><text:span text:style-name="T10">for </text:span><text:span text:style-name="T3">i : 1 </text:span><text:span text:style-name="T10">to </text:span><text:span text:style-name="T3">m </text:span><text:span text:style-name="T10">do</text:span></text:p>
      <text:p text:style-name="P8"><text:tab/><text:span text:style-name="T10">begin</text:span></text:p>
      <text:p text:style-name="P8"><text:tab/><text:tab/><text:span text:style-name="T10">if(</text:span><text:span text:style-name="T3">strA[i] = strB[i]</text:span><text:span text:style-name="T10">) then</text:span></text:p>
      <text:p text:style-name="P8"><text:tab/><text:tab/><text:tab/><text:span text:style-name="T3">cont++;</text:span></text:p>
      <text:p text:style-name="P8"><text:tab/><text:span text:style-name="T10">end</text:span></text:p>
      <text:p text:style-name="P8"><text:tab/><text:span text:style-name="T5">max := cont;</text:span></text:p>
      <text:p text:style-name="P8"><text:span text:style-name="T2"><text:tab/></text:span><text:span text:style-name="T9">for</text:span><text:span text:style-name="T2"> i : </text:span><text:span text:style-name="T4">m+1 </text:span><text:span text:style-name="T12">to</text:span><text:span text:style-name="T2"> </text:span><text:span text:style-name="T6">n</text:span><text:span text:style-name="T2"> </text:span><text:span text:style-name="T9">do</text:span></text:p>
      <text:p text:style-name="P8"><text:span text:style-name="T2"><text:tab/></text:span><text:span text:style-name="T9">begin</text:span></text:p>
      <text:p text:style-name="P14"><text:tab/><text:tab/><text:span text:style-name="T11">if(</text:span><text:span text:style-name="T10">strA[i-m] = strB[i-m]</text:span><text:span text:style-name="T11">) then</text:span></text:p>
      <text:p text:style-name="P9"><text:tab/><text:tab/><text:tab/><text:span text:style-name="T3">cont--;</text:span></text:p>
      <text:p text:style-name="P9"><text:span text:style-name="T3"><text:tab/><text:tab/></text:span><text:span text:style-name="T10">if(</text:span><text:span text:style-name="T3">strA[i] = strB[i]</text:span><text:span text:style-name="T10">) then</text:span></text:p>
      <text:p text:style-name="P17"><text:tab/><text:tab/><text:tab/>cont++;</text:p>
      <text:p text:style-name="P9"><text:span text:style-name="T3"><text:tab/><text:tab/></text:span><text:span text:style-name="T13">if(</text:span><text:span text:style-name="T5">cont &gt; max</text:span><text:span text:style-name="T13">) then</text:span></text:p>
      <text:p text:style-name="P9"><text:tab/><text:tab/><text:span text:style-name="T13">begin</text:span></text:p>
      <text:p text:style-name="P10"><text:tab/><text:tab/><text:tab/><text:span text:style-name="T5">max = cont;</text:span></text:p>
      <text:p text:style-name="P10"><text:span text:style-name="T5"><text:tab/><text:tab/><text:tab/>pos = i;</text:span><text:tab/></text:p>
      <text:p text:style-name="P9"><text:tab/><text:tab/><text:span text:style-name="T13">end</text:span></text:p>
      <text:p text:style-name="P8"><text:span text:style-name="T2"><text:tab/></text:span><text:span text:style-name="T9">end</text:span></text:p>
      <text:p text:style-name="P8"><text:tab/><text:span text:style-name="T14">return </text:span><text:span text:style-name="T6">Par(pos, cont);</text:span></text:p>
      <text:p text:style-name="P8">end</text:p>
      <text:p text:style-name="P8"/>
      <text:p text:style-name="P8"/>
      <text:p text:style-name="P8"/>
      <text:p text:style-name="P8"/>
      <text:p text:style-name="P11">function <text:span text:style-name="T1">divideyVenceras</text:span>(var <text:span text:style-name="T15">&amp;</text:span><text:span text:style-name="T1">strA, </text:span><text:span text:style-name="T15">&amp;</text:span><text:span text:style-name="T1">strB </text:span>: String, var <text:span text:style-name="T1">n,m,</text:span><text:span text:style-name="T7">b</text:span><text:span text:style-name="T1"> </text:span>: integer ) : Par(Integer, Integer)</text:p>
      <text:p text:style-name="P12">begin</text:p>
      <text:p text:style-name="P12"><text:tab/>if(<text:span text:style-name="T1"> n &lt; b </text:span>) then</text:p>
      <text:p text:style-name="P12"><text:soft-page-break/><text:tab/><text:tab/>return <text:span text:style-name="T18">S</text:span><text:span text:style-name="T1">olucionDirecta(strA, strB, n, m);</text:span></text:p>
      <text:p text:style-name="P12"><text:span text:style-name="T1"><text:tab/></text:span>else</text:p>
      <text:p text:style-name="P12"><text:tab/>begin</text:p>
      <text:p text:style-name="P12"><text:tab/><text:tab/><text:span text:style-name="T1">par1 = divideyVenceras(&amp;strA[1], &amp;strB[1], n/2+(m-1), m, b);</text:span></text:p>
      <text:p text:style-name="P18"><text:tab/><text:tab/>par2 = divideyVenceras(&amp;strA[n/2+1], <text:s/>&amp;strB[n/2+1], n/2, m, b);</text:p>
      <text:p text:style-name="P12"><text:span text:style-name="T1"><text:tab/><text:tab/></text:span>if(<text:span text:style-name="T1">par1.second&gt;par2.second) </text:span>then</text:p>
      <text:p text:style-name="P12"><text:span text:style-name="T1"><text:tab/><text:tab/><text:tab/></text:span>return <text:span text:style-name="T1">par1;</text:span></text:p>
      <text:p text:style-name="P12"><text:span text:style-name="T1"><text:tab/><text:tab/></text:span>else </text:p>
      <text:p text:style-name="P12"><text:tab/><text:tab/><text:tab/>return <text:span text:style-name="T1">par2;</text:span></text:p>
      <text:p text:style-name="P12"><text:tab/>end</text:p>
      <text:p text:style-name="P12">end</text:p>
      <text:p text:style-name="P11"/>
      <text:p text:style-name="P11"/>
      <text:list xml:id="list1302193568" text:style-name="L2">
        <text:list-item>
          <text:p text:style-name="P20">Pequeño.<text:span text:style-name="T1"> La comprobación “</text:span><text:span text:style-name="T19">n&lt;b</text:span><text:span text:style-name="T1">”.</text:span></text:p>
        </text:list-item>
        <text:list-item>
          <text:p text:style-name="P20">SoluciónDirecta. <text:span text:style-name="T1">La función con ese nombre.</text:span></text:p>
        </text:list-item>
        <text:list-item>
          <text:p text:style-name="P20">Dividir. <text:span text:style-name="T1">Llamadas a divideyVencerás con “</text:span><text:span text:style-name="T19">n/2</text:span><text:span text:style-name="T1">“ y “</text:span><text:span text:style-name="T19">n/2+m-1</text:span><text:span text:style-name="T1">”.</text:span></text:p>
        </text:list-item>
        <text:list-item>
          <text:p text:style-name="P20">Combinar.<text:span text:style-name="T1"> Comparar el número de ocurrencias de lo que devuelven ambos subproblemas: “ </text:span><text:span text:style-name="T20">par1.second&gt;par2.second</text:span><text:span text:style-name="T7">”. </text:span></text:p>
        </text:list-item>
        <text:list-item>
          <text:p text:style-name="P20"><text:span text:style-name="T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P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5:37:48.832599646</meta:creation-date>
    <dc:date>2019-03-28T16:39:06.008625819</dc:date>
    <meta:editing-duration>PT1H33M36S</meta:editing-duration>
    <meta:editing-cycles>8</meta:editing-cycles>
    <meta:generator>LibreOffice/6.0.7.3$Linux_X86_64 LibreOffice_project/00m0$Build-3</meta:generator>
    <meta:document-statistic meta:table-count="0" meta:image-count="0" meta:object-count="0" meta:page-count="3" meta:paragraph-count="53" meta:word-count="380" meta:character-count="2404" meta:non-whitespace-character-count="2020"/>
  </office:meta>
</office:document-meta>
</file>